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6.69cm" style:rel-column-width="15828*"/>
    </style:style>
    <style:style style:name="Tableau2.B" style:family="table-column">
      <style:table-column-properties style:column-width="7.108cm" style:rel-column-width="16817*"/>
    </style:style>
    <style:style style:name="Tableau2.C" style:family="table-column">
      <style:table-column-properties style:column-width="6.888cm" style:rel-column-width="16296*"/>
    </style:style>
    <style:style style:name="Tableau2.D" style:family="table-column">
      <style:table-column-properties style:column-width="7.013cm" style:rel-column-width="1659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8.A" style:family="table-column">
      <style:table-column-properties style:column-width="2.903cm" style:rel-column-width="6869*"/>
    </style:style>
    <style:style style:name="Tableau8.B" style:family="table-column">
      <style:table-column-properties style:column-width="3.542cm" style:rel-column-width="8380*"/>
    </style:style>
    <style:style style:name="Tableau8.H" style:family="table-column">
      <style:table-column-properties style:column-width="3.544cm" style:rel-column-width="8386*"/>
    </style:style>
    <style:style style:name="Tableau8.1" style:family="table-row">
      <style:table-row-properties style:min-row-height="0.485cm" fo:background-color="transparent">
        <style:background-image/>
      </style:table-row-properties>
    </style:style>
    <style:style style:name="Tableau8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au8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au8.2" style:family="table-row">
      <style:table-row-properties style:min-row-height="0.57cm" fo:background-color="transparent" fo:keep-together="auto">
        <style:background-image/>
      </style:table-row-properties>
    </style:style>
    <style:style style:name="Tableau8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8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3" style:family="table-row">
      <style:table-row-properties style:min-row-height="0.831cm" fo:background-color="transparent" fo:keep-together="auto">
        <style:background-image/>
      </style:table-row-properties>
    </style:style>
    <style:style style:name="Tableau8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8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707cm" fo:margin-left="0.019cm" fo:margin-right="-0.026cm" table:align="margins" style:writing-mode="lr-tb"/>
    </style:style>
    <style:style style:name="Tableau5.A" style:family="table-column">
      <style:table-column-properties style:column-width="2.912cm" style:rel-column-width="6888*"/>
    </style:style>
    <style:style style:name="Tableau5.B" style:family="table-column">
      <style:table-column-properties style:column-width="4.293cm" style:rel-column-width="10154*"/>
    </style:style>
    <style:style style:name="Tableau5.C" style:family="table-column">
      <style:table-column-properties style:column-width="8.588cm" style:rel-column-width="20313*"/>
    </style:style>
    <style:style style:name="Tableau5.D" style:family="table-column">
      <style:table-column-properties style:column-width="1.804cm" style:rel-column-width="4268*"/>
    </style:style>
    <style:style style:name="Tableau5.E" style:family="table-column">
      <style:table-column-properties style:column-width="10.109cm" style:rel-column-width="23912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7.707cm" fo:margin-left="0.019cm" fo:margin-right="-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7.A" style:family="table-column">
      <style:table-column-properties style:column-width="2.9cm" style:rel-column-width="1644*"/>
    </style:style>
    <style:style style:name="Tableau7.B" style:family="table-column">
      <style:table-column-properties style:column-width="3.542cm" style:rel-column-width="2008*"/>
    </style:style>
    <style:style style:name="Tableau7.F" style:family="table-column">
      <style:table-column-properties style:column-width="3.54cm" style:rel-column-width="2007*"/>
    </style:style>
    <style:style style:name="Tableau7.H" style:family="table-column">
      <style:table-column-properties style:column-width="3.558cm" style:rel-column-width="2017*"/>
    </style:style>
    <style:style style:name="Tableau7.1" style:family="table-row">
      <style:table-row-properties style:min-row-height="0.485cm" fo:background-color="transparent">
        <style:background-image/>
      </style:table-row-properties>
    </style:style>
    <style:style style:name="Tableau7.A1" style:family="table-cell">
      <style:table-cell-properties style:vertical-align="" fo:background-color="#ffb66c" fo:padding="0.097cm" fo:border-left="0.5pt solid #000000" fo:border-right="none" fo:border-top="0.5pt solid #000000" fo:border-bottom="none">
        <style:background-image/>
      </style:table-cell-properties>
    </style:style>
    <style:style style:name="Tableau7.B1" style:family="table-cell">
      <style:table-cell-properties style:vertical-align="" fo:background-color="#ffb66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H1" style:family="table-cell">
      <style:table-cell-properties style:vertical-align="" fo:background-color="#ffb66c" fo:padding="0.097cm" fo:border="0.05pt solid #000000">
        <style:background-image/>
      </style:table-cell-properties>
    </style:style>
    <style:style style:name="Tableau7.2" style:family="table-row">
      <style:table-row-properties style:min-row-height="0.57cm" fo:background-color="transparent" fo:keep-together="auto">
        <style:background-image/>
      </style:table-row-properties>
    </style:style>
    <style:style style:name="Tableau7.A2" style:family="table-cell">
      <style:table-cell-properties style:vertical-align="middle" fo:background-color="#ffb66c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7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3" style:family="table-row">
      <style:table-row-properties style:min-row-height="0.831cm" fo:background-color="transparent" fo:keep-together="auto">
        <style:background-image/>
      </style:table-row-properties>
    </style:style>
    <style:style style:name="Tableau7.A3" style:family="table-cell">
      <style:table-cell-properties style:vertical-align="middle" fo:background-color="#ffb66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7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27.667cm" fo:margin-left="0.019cm" fo:margin-right="0.014cm" table:align="margins" style:writing-mode="lr-tb"/>
    </style:style>
    <style:style style:name="Tableau6.A" style:family="table-column">
      <style:table-column-properties style:column-width="2.917cm" style:rel-column-width="6910*"/>
    </style:style>
    <style:style style:name="Tableau6.B" style:family="table-column">
      <style:table-column-properties style:column-width="1.778cm" style:rel-column-width="4211*"/>
    </style:style>
    <style:style style:name="Tableau6.C" style:family="table-column">
      <style:table-column-properties style:column-width="10.61cm" style:rel-column-width="25131*"/>
    </style:style>
    <style:style style:name="Tableau6.D" style:family="table-column">
      <style:table-column-properties style:column-width="1.9cm" style:rel-column-width="4499*"/>
    </style:style>
    <style:style style:name="Tableau6.E" style:family="table-column">
      <style:table-column-properties style:column-width="10.463cm" style:rel-column-width="24784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07cm" fo:margin-left="0cm" table:align="left" style:writing-mode="page"/>
    </style:style>
    <style:style style:name="Tableau3.A" style:family="table-column">
      <style:table-column-properties style:column-width="6.352cm"/>
    </style:style>
    <style:style style:name="Tableau3.B" style:family="table-column">
      <style:table-column-properties style:column-width="11.843cm"/>
    </style:style>
    <style:style style:name="Tableau3.C" style:family="table-column">
      <style:table-column-properties style:column-width="1.208cm"/>
    </style:style>
    <style:style style:name="Tableau3.D" style:family="table-column">
      <style:table-column-properties style:column-width="8.304cm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3.D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table:align="margins" style:writing-mode="page"/>
    </style:style>
    <style:style style:name="Tableau1.A" style:family="table-column">
      <style:table-column-properties style:column-width="6.354cm" style:rel-column-width="15032*"/>
    </style:style>
    <style:style style:name="Tableau1.B" style:family="table-column">
      <style:table-column-properties style:column-width="21.347cm" style:rel-column-width="50503*"/>
    </style:style>
    <style:style style:name="Tableau1.1" style:family="table-row">
      <style:table-row-properties style:min-row-height="1.1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2.477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d5f915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af7a8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af7a8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officeooo:rsid="0084fc79" officeooo:paragraph-rsid="00af7a85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rsid="00856c8c" officeooo:paragraph-rsid="00af7a85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869080" officeooo:paragraph-rsid="00af7a85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872645" officeooo:paragraph-rsid="00af7a85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a64cf0" officeooo:paragraph-rsid="00a64cf0"/>
    </style:style>
    <style:style style:name="P13" style:family="paragraph" style:parent-style-name="Table_20_Contents">
      <style:paragraph-properties fo:text-align="center" style:justify-single-word="false"/>
      <style:text-properties style:font-name="Arial1" officeooo:rsid="00a64cf0" officeooo:paragraph-rsid="00a7e538"/>
    </style:style>
    <style:style style:name="P14" style:family="paragraph" style:parent-style-name="Table_20_Contents">
      <style:paragraph-properties fo:text-align="center" style:justify-single-word="false"/>
      <style:text-properties style:font-name="Arial1"/>
    </style:style>
    <style:style style:name="P15" style:family="paragraph" style:parent-style-name="Table_20_Contents">
      <style:paragraph-properties fo:text-align="center" style:justify-single-word="false"/>
      <style:text-properties style:font-name="Arial1" officeooo:rsid="0094f0d8" officeooo:paragraph-rsid="0094f0d8"/>
    </style:style>
    <style:style style:name="P16" style:family="paragraph" style:parent-style-name="Table_20_Contents">
      <style:paragraph-properties fo:text-align="center" style:justify-single-word="false"/>
      <style:text-properties style:font-name="Arial1" officeooo:rsid="0094f0d8" officeooo:paragraph-rsid="00a7e538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8pt" officeooo:rsid="0094f0d8" officeooo:paragraph-rsid="00d5f915" style:font-size-asian="8pt" style:font-size-complex="8pt"/>
    </style:style>
    <style:style style:name="P18" style:family="paragraph" style:parent-style-name="Table_20_Contents">
      <style:text-properties style:font-name="Arial" officeooo:rsid="0054d877" officeooo:paragraph-rsid="0054d877" style:font-size-asian="10.5pt"/>
    </style:style>
    <style:style style:name="P19" style:family="paragraph" style:parent-style-name="Table_20_Contents">
      <style:text-properties style:font-name="Arial" officeooo:rsid="0054d877" officeooo:paragraph-rsid="0055efe6" style:font-size-asian="10.5pt"/>
    </style:style>
    <style:style style:name="P20" style:family="paragraph" style:parent-style-name="Table_20_Contents">
      <style:text-properties style:font-name="Arial" officeooo:rsid="0054d877" officeooo:paragraph-rsid="006d278d" style:font-size-asian="10.5pt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2" style:family="paragraph" style:parent-style-name="Table_20_Contents">
      <style:paragraph-properties fo:text-align="center" style:justify-single-word="false"/>
      <style:text-properties style:font-name="Arial" officeooo:rsid="006d278d" officeooo:paragraph-rsid="00d25c62" style:font-size-asian="10.5pt"/>
    </style:style>
    <style:style style:name="P23" style:family="paragraph" style:parent-style-name="Table_20_Contents">
      <style:text-properties style:font-name="Arial" officeooo:rsid="00ad9d65" officeooo:paragraph-rsid="00ad9d65" style:font-size-asian="10.5pt"/>
    </style:style>
    <style:style style:name="P24" style:family="paragraph" style:parent-style-name="Table_20_Contents">
      <style:text-properties style:font-name="Arial" officeooo:rsid="0051829f" officeooo:paragraph-rsid="00b88430" style:font-size-asian="10.5pt"/>
    </style:style>
    <style:style style:name="P25" style:family="paragraph" style:parent-style-name="Table_20_Contents">
      <style:text-properties style:font-name="Arial" officeooo:rsid="00953895" officeooo:paragraph-rsid="00b88430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953895" officeooo:paragraph-rsid="00b88430" style:font-size-asian="10.5pt"/>
    </style:style>
    <style:style style:name="P27" style:family="paragraph" style:parent-style-name="Table_20_Contents">
      <style:text-properties style:font-name="Arial" officeooo:rsid="00ebb8f7" officeooo:paragraph-rsid="00b88430" style:font-size-asian="10.5pt"/>
    </style:style>
    <style:style style:name="P28" style:family="paragraph" style:parent-style-name="Table_20_Contents">
      <style:text-properties style:font-name="Arial" officeooo:rsid="00f63f28" officeooo:paragraph-rsid="00b88430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f63f28" officeooo:paragraph-rsid="00b88430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098bc75" officeooo:paragraph-rsid="00b88430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ee45a9" officeooo:paragraph-rsid="00b88430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rsid="0097ced1" officeooo:paragraph-rsid="0097ced1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ac9b72" officeooo:paragraph-rsid="00ac9b72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ad8b03" officeooo:paragraph-rsid="00ad8b03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style:font-name="Arial" officeooo:rsid="00ed433d" officeooo:paragraph-rsid="00b88430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35ecec" officeooo:paragraph-rsid="00d77c12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8811be" officeooo:paragraph-rsid="00d80d42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802051" officeooo:paragraph-rsid="00d80d42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paragraph-rsid="00dbd6aa" fo:background-color="transparent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rsid="004eefce" officeooo:paragraph-rsid="00dbd6aa" fo:background-color="transparent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normal" officeooo:rsid="0076639a" officeooo:paragraph-rsid="00dbd6aa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font-name="Arial1" officeooo:rsid="0010c9be"/>
    </style:style>
    <style:style style:name="P47" style:family="paragraph" style:parent-style-name="Standard">
      <style:text-properties style:font-name="Arial1" officeooo:rsid="00ce3e49" officeooo:paragraph-rsid="00af7a85"/>
    </style:style>
    <style:style style:name="P48" style:family="paragraph" style:parent-style-name="Standard">
      <style:paragraph-properties fo:text-align="center" style:justify-single-word="false"/>
      <style:text-properties style:font-name="Arial1" officeooo:rsid="00996640" officeooo:paragraph-rsid="00996640"/>
    </style:style>
    <style:style style:name="P49" style:family="paragraph" style:parent-style-name="Standard">
      <style:paragraph-properties fo:text-align="center" style:justify-single-word="false"/>
      <style:text-properties style:font-name="Arial1" officeooo:rsid="00996640" officeooo:paragraph-rsid="00ab32a4"/>
    </style:style>
    <style:style style:name="P50" style:family="paragraph" style:parent-style-name="Standard">
      <style:text-properties style:font-name="Arial1" officeooo:rsid="00f21f2d" officeooo:paragraph-rsid="00dbd6aa"/>
    </style:style>
    <style:style style:name="P51" style:family="paragraph" style:parent-style-name="Standard">
      <style:paragraph-properties fo:text-align="center" style:justify-single-word="false"/>
      <style:text-properties style:font-name="Arial1" officeooo:rsid="00ab32a4" officeooo:paragraph-rsid="00ab32a4"/>
    </style:style>
    <style:style style:name="P52" style:family="paragraph" style:parent-style-name="Standard">
      <style:text-properties officeooo:rsid="0099fd91" officeooo:paragraph-rsid="008a7979"/>
    </style:style>
    <style:style style:name="P53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21f2d" officeooo:paragraph-rsid="00b111d1"/>
    </style:style>
    <style:style style:name="P54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9e0127" officeooo:paragraph-rsid="009e0127"/>
    </style:style>
    <style:style style:name="P55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b29836" officeooo:paragraph-rsid="00b111d1"/>
    </style:style>
    <style:style style:name="P56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ce45b3"/>
    </style:style>
    <style:style style:name="P5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d25c62"/>
    </style:style>
    <style:style style:name="P58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d985f8"/>
    </style:style>
    <style:style style:name="P5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dbd6aa"/>
    </style:style>
    <style:style style:name="P6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b88430"/>
    </style:style>
    <style:style style:name="P6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b111d1"/>
    </style:style>
    <style:style style:name="P62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f21f2d" officeooo:paragraph-rsid="00b111d1"/>
    </style:style>
    <style:style style:name="P63" style:family="paragraph" style:parent-style-name="Standard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8d1133" officeooo:paragraph-rsid="00730371"/>
    </style:style>
    <style:style style:name="P64" style:family="paragraph" style:parent-style-name="Standard">
      <loext:graphic-properties draw:fill="none"/>
      <style:paragraph-properties fo:margin-top="0cm" fo:margin-bottom="0.046cm" style:contextual-spacing="false" fo:line-height="120%" fo:break-before="auto" fo:break-after="auto" fo:background-color="transparent" style:writing-mode="page"/>
      <style:text-properties style:font-name="Arial1" officeooo:rsid="009e0127" officeooo:paragraph-rsid="00dbd6aa"/>
    </style:style>
    <style:style style:name="P65" style:family="paragraph" style:parent-style-name="Text_20_body">
      <style:paragraph-properties fo:margin-top="0cm" fo:margin-bottom="0.046cm" style:contextual-spacing="false"/>
      <style:text-properties officeooo:paragraph-rsid="008182ba"/>
    </style:style>
    <style:style style:name="P66" style:family="paragraph" style:parent-style-name="Text_20_body" style:master-page-name="">
      <loext:graphic-properties draw:fill="none"/>
      <style:paragraph-properties fo:margin-top="0cm" fo:margin-bottom="0.046cm" style:contextual-spacing="false" fo:line-height="120%" style:page-number="auto" fo:background-color="transparent" style:writing-mode="page"/>
      <style:text-properties officeooo:rsid="007e41a8" officeooo:paragraph-rsid="00b111d1"/>
    </style:style>
    <style:style style:name="P67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68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1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69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70" style:family="paragraph" style:parent-style-name="Text_20_body">
      <style:paragraph-properties fo:text-align="center" style:justify-single-word="false"/>
      <style:text-properties style:font-name="Arial1" fo:font-size="28pt" fo:font-weight="bold" officeooo:rsid="0049d56a" officeooo:paragraph-rsid="00d44bb2" style:font-size-asian="28pt" style:font-weight-asian="bold" style:font-size-complex="28pt" style:font-weight-complex="bold"/>
    </style:style>
    <style:style style:name="P71" style:family="paragraph" style:parent-style-name="Text_20_body">
      <style:text-properties officeooo:paragraph-rsid="00b88430"/>
    </style:style>
    <style:style style:name="P72" style:family="paragraph" style:parent-style-name="Text_20_body">
      <style:paragraph-properties fo:margin-top="0cm" fo:margin-bottom="0cm" style:contextual-spacing="false"/>
      <style:text-properties officeooo:rsid="00a83f06" officeooo:paragraph-rsid="00af7a85"/>
    </style:style>
    <style:style style:name="P73" style:family="paragraph" style:parent-style-name="Text_20_body">
      <style:paragraph-properties fo:margin-top="0cm" fo:margin-bottom="0cm" style:contextual-spacing="false"/>
      <style:text-properties officeooo:rsid="00a83f06" officeooo:paragraph-rsid="00cc5e3a"/>
    </style:style>
    <style:style style:name="P74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75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76" style:family="paragraph" style:parent-style-name="Heading_20_1" style:list-style-name="Numbering_20_1">
      <style:text-properties officeooo:paragraph-rsid="00af7a85"/>
    </style:style>
    <style:style style:name="P77" style:family="paragraph" style:parent-style-name="Heading_20_1" style:list-style-name="Numbering_20_1">
      <style:text-properties officeooo:rsid="00fa507c" officeooo:paragraph-rsid="00cc5e3a"/>
    </style:style>
    <style:style style:name="P78" style:family="paragraph" style:parent-style-name="Heading_20_1" style:list-style-name=""/>
    <style:style style:name="P79" style:family="paragraph" style:parent-style-name="Heading_20_1" style:list-style-name="">
      <style:text-properties officeooo:rsid="008115d2" officeooo:paragraph-rsid="00828521"/>
    </style:style>
    <style:style style:name="P80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af7a85"/>
    </style:style>
    <style:style style:name="P81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82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83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84" style:family="paragraph" style:parent-style-name="Heading_20_1" style:list-style-name="Numbering_20_1">
      <style:paragraph-properties fo:break-before="page"/>
    </style:style>
    <style:style style:name="P85" style:family="paragraph" style:parent-style-name="Heading_20_1" style:list-style-name="Numbering_20_1">
      <style:paragraph-properties fo:break-before="page"/>
      <style:text-properties officeooo:paragraph-rsid="00b88430"/>
    </style:style>
    <style:style style:name="P86" style:family="paragraph" style:parent-style-name="Heading_20_2" style:list-style-name="Numbering_20_1"/>
    <style:style style:name="P87" style:family="paragraph" style:parent-style-name="Text_20_body" style:list-style-name="Numbering_20_1">
      <style:paragraph-properties fo:text-align="start" style:justify-single-word="false"/>
      <style:text-properties style:font-name="Arial1" officeooo:rsid="009ae21e" officeooo:paragraph-rsid="009ae21e"/>
    </style:style>
    <style:style style:name="T1" style:family="text">
      <style:text-properties officeooo:rsid="006969e6"/>
    </style:style>
    <style:style style:name="T2" style:family="text">
      <style:text-properties officeooo:rsid="00d44bb2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d25c62" style:font-weight-asian="normal" style:font-weight-complex="normal"/>
    </style:style>
    <style:style style:name="T5" style:family="text">
      <style:text-properties fo:font-weight="normal" officeooo:rsid="00d44bb2" style:font-weight-asian="normal" style:font-weight-complex="normal"/>
    </style:style>
    <style:style style:name="T6" style:family="text">
      <style:text-properties fo:font-weight="normal" officeooo:rsid="006969e6" style:font-weight-asian="normal" style:font-weight-complex="normal"/>
    </style:style>
    <style:style style:name="T7" style:family="text">
      <style:text-properties officeooo:rsid="00d25c62"/>
    </style:style>
    <style:style style:name="T8" style:family="text">
      <style:text-properties officeooo:rsid="00ab32a4"/>
    </style:style>
    <style:style style:name="T9" style:family="text">
      <style:text-properties officeooo:rsid="0055efe6"/>
    </style:style>
    <style:style style:name="T10" style:family="text">
      <style:text-properties officeooo:rsid="005adb1d"/>
    </style:style>
    <style:style style:name="T11" style:family="text">
      <style:text-properties officeooo:rsid="005c0f65"/>
    </style:style>
    <style:style style:name="T12" style:family="text">
      <style:text-properties officeooo:rsid="00614f72"/>
    </style:style>
    <style:style style:name="T13" style:family="text">
      <style:text-properties officeooo:rsid="0061d72b"/>
    </style:style>
    <style:style style:name="T14" style:family="text">
      <style:text-properties officeooo:rsid="00650dbb"/>
    </style:style>
    <style:style style:name="T15" style:family="text">
      <style:text-properties officeooo:rsid="006d278d"/>
    </style:style>
    <style:style style:name="T16" style:family="text">
      <style:text-properties officeooo:rsid="00730371"/>
    </style:style>
    <style:style style:name="T17" style:family="text">
      <style:text-properties officeooo:rsid="00802051"/>
    </style:style>
    <style:style style:name="T18" style:family="text">
      <style:text-properties officeooo:rsid="008115d2"/>
    </style:style>
    <style:style style:name="T19" style:family="text">
      <style:text-properties style:font-name="Arial1"/>
    </style:style>
    <style:style style:name="T20" style:family="text">
      <style:text-properties style:font-name="Arial1" officeooo:rsid="004da96e"/>
    </style:style>
    <style:style style:name="T21" style:family="text">
      <style:text-properties style:font-name="Arial1" officeooo:rsid="0094f0d8"/>
    </style:style>
    <style:style style:name="T22" style:family="text">
      <style:text-properties style:font-name="Arial1" officeooo:rsid="00937b36"/>
    </style:style>
    <style:style style:name="T23" style:family="text">
      <style:text-properties style:font-name="Arial1" officeooo:rsid="00f2dd56"/>
    </style:style>
    <style:style style:name="T24" style:family="text">
      <style:text-properties style:font-name="Arial1" officeooo:rsid="0099fd91"/>
    </style:style>
    <style:style style:name="T25" style:family="text">
      <style:text-properties style:font-name="Arial1" officeooo:rsid="00b111d1"/>
    </style:style>
    <style:style style:name="T26" style:family="text">
      <style:text-properties style:font-name="Arial1" officeooo:rsid="00b29836"/>
    </style:style>
    <style:style style:name="T27" style:family="text">
      <style:text-properties style:font-name="Arial1" officeooo:rsid="00b4665a"/>
    </style:style>
    <style:style style:name="T28" style:family="text">
      <style:text-properties style:font-name="Arial1" officeooo:rsid="00bd7a51"/>
    </style:style>
    <style:style style:name="T29" style:family="text">
      <style:text-properties style:font-name="Arial1" officeooo:rsid="00be85c4"/>
    </style:style>
    <style:style style:name="T30" style:family="text">
      <style:text-properties style:font-name="Arial1" officeooo:rsid="00bec504"/>
    </style:style>
    <style:style style:name="T31" style:family="text">
      <style:text-properties style:font-name="Arial1" officeooo:rsid="00c6e148"/>
    </style:style>
    <style:style style:name="T32" style:family="text">
      <style:text-properties style:font-name="Arial1" officeooo:rsid="00c85d9c"/>
    </style:style>
    <style:style style:name="T33" style:family="text">
      <style:text-properties style:font-name="Arial1" fo:font-weight="bold" officeooo:rsid="009d4294" style:font-weight-asian="bold" style:font-weight-complex="bold"/>
    </style:style>
    <style:style style:name="T34" style:family="text">
      <style:text-properties style:font-name="Arial1" fo:font-weight="bold" officeooo:rsid="009e0127" style:font-weight-asian="bold" style:font-weight-complex="bold"/>
    </style:style>
    <style:style style:name="T35" style:family="text">
      <style:text-properties style:font-name="Arial1" fo:font-weight="bold" officeooo:rsid="00f2dd56" style:font-weight-asian="bold" style:font-weight-complex="bold"/>
    </style:style>
    <style:style style:name="T36" style:family="text">
      <style:text-properties officeooo:rsid="0095b5dd"/>
    </style:style>
    <style:style style:name="T37" style:family="text">
      <style:text-properties officeooo:rsid="00a4d3c0"/>
    </style:style>
    <style:style style:name="T38" style:family="text">
      <style:text-properties officeooo:rsid="00a8da83"/>
    </style:style>
    <style:style style:name="T39" style:family="text">
      <style:text-properties officeooo:rsid="00ada80e"/>
    </style:style>
    <style:style style:name="T40" style:family="text">
      <style:text-properties officeooo:rsid="0099fd91"/>
    </style:style>
    <style:style style:name="T41" style:family="text">
      <style:text-properties officeooo:rsid="00ed9128"/>
    </style:style>
    <style:style style:name="T42" style:family="text">
      <style:text-properties officeooo:rsid="00f73a20"/>
    </style:style>
    <style:style style:name="T43" style:family="text">
      <style:text-properties officeooo:rsid="00e67cab"/>
    </style:style>
    <style:style style:name="T44" style:family="text">
      <style:text-properties officeooo:rsid="00c11a7c"/>
    </style:style>
    <style:style style:name="T45" style:family="text">
      <style:text-properties officeooo:rsid="00c312b2"/>
    </style:style>
    <style:style style:name="T46" style:family="text">
      <style:text-properties officeooo:rsid="00d6ef99"/>
    </style:style>
    <style:style style:name="T47" style:family="text">
      <style:text-properties officeooo:rsid="011569be"/>
    </style:style>
    <style:style style:name="T48" style:family="text">
      <style:text-properties officeooo:rsid="00d5f915"/>
    </style:style>
    <style:style style:name="T49" style:family="text">
      <style:text-properties officeooo:rsid="01194657"/>
    </style:style>
    <style:style style:name="T50" style:family="text">
      <style:text-properties officeooo:rsid="0036119a"/>
    </style:style>
    <style:style style:name="T51" style:family="text">
      <style:text-properties officeooo:rsid="00d9f3cf"/>
    </style:style>
    <style:style style:name="T52" style:family="text">
      <style:text-properties officeooo:rsid="00ddd087"/>
    </style:style>
    <style:style style:name="T53" style:family="text">
      <style:text-properties officeooo:rsid="00de0ca5"/>
    </style:style>
    <style:style style:name="T54" style:family="text">
      <style:text-properties officeooo:rsid="00df17e4"/>
    </style:style>
    <style:style style:name="T55" style:family="text">
      <style:text-properties officeooo:rsid="00e11469"/>
    </style:style>
    <style:style style:name="T56" style:family="text">
      <style:text-properties officeooo:rsid="00e7daa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70"><text:span text:style-name="T2">Réf : </text:span><text:span text:style-name="T46">{titre_permis_feu} - </text:span>P<text:span text:style-name="T39">ermis de Feu</text:span></text:p>
      <text:list xml:id="list1319410043" text:style-name="Numbering_20_1">
        <text:list-header>
          <text:p text:style-name="P87"><text:span text:style-name="T2">Label </text:span>: {raison_du_permis_feu}</text:p>
        </text:list-header>
        <text:list-item>
          <text:h text:style-name="P76" text:outline-level="1">Numéro<text:span text:style-name="T15">s</text:span> d’urgence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046071697008">
          <table:table-cell table:style-name="Tableau2.A1" office:value-type="string">
            <text:p text:style-name="P6">Pompiers</text:p>
          </table:table-cell>
          <table:table-cell table:style-name="Tableau2.A1" office:value-type="string">
            <text:p text:style-name="P6">Police/Gendarmerie</text:p>
          </table:table-cell>
          <table:table-cell table:style-name="Tableau2.A1" office:value-type="string">
            <text:p text:style-name="P7">SAMU</text:p>
          </table:table-cell>
          <table:table-cell table:style-name="Tableau2.D1" office:value-type="string">
            <text:p text:style-name="P7">TOUTE URGENCE</text:p>
          </table:table-cell>
        </table:table-row>
        <table:table-row table:style-name="TableLine2046071729648">
          <table:table-cell table:style-name="Tableau2.A2" office:value-type="string">
            <text:p text:style-name="P8">{pompier_number}</text:p>
          </table:table-cell>
          <table:table-cell table:style-name="Tableau2.A2" office:value-type="string">
            <text:p text:style-name="P9">{police_number}</text:p>
          </table:table-cell>
          <table:table-cell table:style-name="Tableau2.A2" office:value-type="string">
            <text:p text:style-name="P10">{samu_number}</text:p>
          </table:table-cell>
          <table:table-cell table:style-name="Tableau2.D2" office:value-type="string">
            <text:p text:style-name="P11">{emergency_number}</text:p>
          </table:table-cell>
        </table:table-row>
      </table:table>
      <text:list xml:id="list145238181934992" text:continue-numbering="true" text:style-name="Numbering_20_1">
        <text:list-item>
          <text:h text:style-name="P80" text:outline-level="1">Moyens <text:span text:style-name="T13">généraux </text:span>mis à disposition</text:h>
        </text:list-item>
      </text:list>
      <text:p text:style-name="P47">{moyen_generaux_mis_disposition}</text:p>
      <text:list xml:id="list145238213791305" text:continue-numbering="true" text:style-name="Numbering_20_1">
        <text:list-item>
          <text:h text:style-name="P76" text:outline-level="1">Consignes Générales</text:h>
        </text:list-item>
      </text:list>
      <text:p text:style-name="P72">{consigne_generale}</text:p>
      <text:list xml:id="list145238709655720" text:continue-numbering="true" text:style-name="Numbering_20_1">
        <text:list-item>
          <text:h text:style-name="P77" text:outline-level="1">Premiers secours</text:h>
        </text:list-item>
      </text:list>
      <text:p text:style-name="P73">{premiers_secours}</text:p>
      <text:list xml:id="list145240070883687" text:continue-numbering="true" text:style-name="Numbering_20_1">
        <text:list-item>
          <text:h text:style-name="P81" text:outline-level="1">Risque particulier du plan de prévention</text:h>
        </text:list-item>
      </text:list>
      <text:p text:style-name="P66"><text:span text:style-name="T36">P</text:span>lan de prévention : <text:span text:style-name="T37">{titre_plan_prevention} </text:span><text:span text:style-name="T20">- </text:span><text:span text:style-name="T22"><text:s/></text:span><text:span text:style-name="T21">{raison_plan_prevention}</text:span></text:p>
      <text:p text:style-name="P61"><text:span text:style-name="T28">Ce</text:span><text:span text:style-name="T23"> plan débute le : </text:span><text:span text:style-name="T34">{date_start_intervention_PPP}</text:span><text:span text:style-name="T35"> </text:span><text:span text:style-name="T23">et fini</text:span><text:span text:style-name="T30">t</text:span><text:span text:style-name="T23"> le : </text:span><text:span text:style-name="T34">{date_end_intervention_PPP}</text:span></text:p>
      <text:p text:style-name="P57">Les interventions se dérouleront aux horaires suivants :</text:p>
      <text:p text:style-name="P59"/>
      <table:table table:name="Tableau8" table:style-name="Tableau8">
        <table:table-column table:style-name="Tableau8.A"/>
        <table:table-column table:style-name="Tableau8.B" table:number-columns-repeated="6"/>
        <table:table-column table:style-name="Tableau8.H"/>
        <table:table-row table:style-name="Tableau8.1">
          <table:table-cell table:style-name="Tableau8.A1" office:value-type="string">
            <text:p text:style-name="P43"/>
          </table:table-cell>
          <table:table-cell table:style-name="Tableau8.B1" office:value-type="string">
            <text:p text:style-name="P43">Lundi</text:p>
          </table:table-cell>
          <table:table-cell table:style-name="Tableau8.B1" office:value-type="string">
            <text:p text:style-name="P43">Mardi</text:p>
          </table:table-cell>
          <table:table-cell table:style-name="Tableau8.B1" office:value-type="string">
            <text:p text:style-name="P43">Mercredi</text:p>
          </table:table-cell>
          <table:table-cell table:style-name="Tableau8.B1" office:value-type="string">
            <text:p text:style-name="P43">Jeudi</text:p>
          </table:table-cell>
          <table:table-cell table:style-name="Tableau8.B1" office:value-type="string">
            <text:p text:style-name="P43">Vendredi</text:p>
          </table:table-cell>
          <table:table-cell table:style-name="Tableau8.B1" office:value-type="string">
            <text:p text:style-name="P43">Samedi</text:p>
          </table:table-cell>
          <table:table-cell table:style-name="Tableau8.H1" office:value-type="string">
            <text:p text:style-name="P43">Dimanche</text:p>
          </table:table-cell>
        </table:table-row>
        <table:table-row table:style-name="Tableau8.2">
          <table:table-cell table:style-name="Tableau8.A2" office:value-type="string">
            <text:p text:style-name="P43">Matin</text:p>
          </table:table-cell>
          <table:table-cell table:style-name="Tableau8.B2" office:value-type="string">
            <text:p text:style-name="P45">{lundi_matin}</text:p>
          </table:table-cell>
          <table:table-cell table:style-name="Tableau8.C2" office:value-type="string">
            <text:p text:style-name="P45">{mardi_matin}</text:p>
          </table:table-cell>
          <table:table-cell table:style-name="Tableau8.D2" office:value-type="string">
            <text:p text:style-name="P45">{mercredi_matin}</text:p>
          </table:table-cell>
          <table:table-cell table:style-name="Tableau8.E2" office:value-type="string">
            <text:p text:style-name="P45">{jeudi_matin}</text:p>
          </table:table-cell>
          <table:table-cell table:style-name="Tableau8.F2" office:value-type="string">
            <text:p text:style-name="P45">{vendredi_matin}</text:p>
          </table:table-cell>
          <table:table-cell table:style-name="Tableau8.G2" office:value-type="string">
            <text:p text:style-name="P45">{samedi_matin}</text:p>
          </table:table-cell>
          <table:table-cell table:style-name="Tableau8.H2" office:value-type="string">
            <text:p text:style-name="P45">{dimanche_matin}</text:p>
          </table:table-cell>
        </table:table-row>
        <table:table-row table:style-name="Tableau8.3">
          <table:table-cell table:style-name="Tableau8.A3" office:value-type="string">
            <text:p text:style-name="P44">Après-midi</text:p>
          </table:table-cell>
          <table:table-cell table:style-name="Tableau8.B3" office:value-type="string">
            <text:p text:style-name="P45">{lundi_aprem}</text:p>
          </table:table-cell>
          <table:table-cell table:style-name="Tableau8.C3" office:value-type="string">
            <text:p text:style-name="P45">{mardi_aprem}</text:p>
          </table:table-cell>
          <table:table-cell table:style-name="Tableau8.D3" office:value-type="string">
            <text:p text:style-name="P45">{mercredi_aprem}</text:p>
          </table:table-cell>
          <table:table-cell table:style-name="Tableau8.E3" office:value-type="string">
            <text:p text:style-name="P45">{jeudi_aprem}</text:p>
          </table:table-cell>
          <table:table-cell table:style-name="Tableau8.F3" office:value-type="string">
            <text:p text:style-name="P45">{vendredi_aprem}</text:p>
          </table:table-cell>
          <table:table-cell table:style-name="Tableau8.G3" office:value-type="string">
            <text:p text:style-name="P45">{samedi_aprem}</text:p>
          </table:table-cell>
          <table:table-cell table:style-name="Tableau8.H3" office:value-type="string">
            <text:p text:style-name="P45">{dimanche_aprem}</text:p>
          </table:table-cell>
        </table:table-row>
      </table:table>
      <text:p text:style-name="P64"/>
      <text:p text:style-name="P53">Vous avez prévu {interventions_info}<text:span text:style-name="T40"> </text:span>pour ce plan de prévention, vous trouverez ci-apr<text:span text:style-name="T44">è</text:span>s le détail des actions que vous avez prévu<text:span text:style-name="T45">es</text:span>, les risques engendrés et les moyens de préventions mis en œuvre.</text:p>
      <text:p text:style-name="P5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2046071728560">
          <table:table-cell table:style-name="Tableau5.A1" office:value-type="string">
            <text:p text:style-name="P40">IdRPP<text:note text:id="ftn1" text:note-class="footnote"><text:note-citation>1</text:note-citation><text:note-body><text:p text:style-name="P74">Identifiant unique du plan de prévention</text:p></text:note-body></text:note></text:p>
          </table:table-cell>
          <table:table-cell table:style-name="Tableau5.A1" office:value-type="string">
            <text:p text:style-name="P36">UT / GP / <text:span text:style-name="T14">Site</text:span><text:span text:style-name="T14"><text:note text:id="ftn2" text:note-class="footnote"><text:note-citation>2</text:note-citation><text:note-body><text:p text:style-name="P74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3">Description <text:span text:style-name="T12">des actions réalisées</text:span><text:span text:style-name="T12"><text:note text:id="ftn3" text:note-class="footnote"><text:note-citation>3</text:note-citation><text:note-body><text:p text:style-name="P74"><text:span text:style-name="T16">D</text:span>escription du risque ou de l’action réalisée</text:p></text:note-body></text:note></text:span></text:p>
          </table:table-cell>
          <table:table-cell table:style-name="Tableau5.A1" office:value-type="string">
            <text:p text:style-name="P38">Risque<text:span text:style-name="T14"><text:note text:id="ftn4" text:note-class="footnote"><text:note-citation>4</text:note-citation><text:note-body><text:p text:style-name="P74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5">Moyens de prévention <text:span text:style-name="T47">afin de limiter le risque</text:span><text:note text:id="ftn5" text:note-class="footnote"><text:note-citation>5</text:note-citation><text:note-body><text:p text:style-name="P75">les moyens de prévention mise en œuvre afin de limiter les risques</text:p></text:note-body></text:note></text:p>
          </table:table-cell>
        </table:table-row>
        <table:table-row table:style-name="TableLine2046071713600">
          <table:table-cell table:style-name="Tableau5.A2" office:value-type="string">
            <text:p text:style-name="P12">[!-- BEGIN row.interventions --]{key_unique}</text:p>
          </table:table-cell>
          <table:table-cell table:style-name="Tableau5.B2" office:value-type="string">
            <text:p text:style-name="P14">{unite_travail}</text:p>
          </table:table-cell>
          <table:table-cell table:style-name="Tableau5.C2" office:value-type="string">
            <text:p text:style-name="P15">{action}</text:p>
          </table:table-cell>
          <table:table-cell table:style-name="Tableau5.D2" office:value-type="string">
            <text:p text:style-name="P16">{risk}</text:p>
            <text:p text:style-name="P17">{nomPicto}</text:p>
          </table:table-cell>
          <table:table-cell table:style-name="Tableau5.E2" office:value-type="string">
            <text:p text:style-name="P13"><text:span text:style-name="T38">{prevention}</text:span>[!-- END row.interventions --]</text:p>
          </table:table-cell>
        </table:table-row>
      </table:table>
      <text:p text:style-name="P52"/>
      <text:h text:style-name="P79" text:outline-level="1"/>
      <text:list xml:id="list145240262994807" text:continue-numbering="true" text:style-name="Numbering_20_1">
        <text:list-item>
          <text:h text:style-name="P82" text:outline-level="1">Description de l’intervention par point chaud</text:h>
        </text:list-item>
      </text:list>
      <text:p text:style-name="P61"><text:span text:style-name="T28">Cette intervention </text:span><text:span text:style-name="T23">débute le : </text:span><text:span text:style-name="T33">{date_start_intervention_FP}</text:span><text:span text:style-name="T23"> et fini</text:span><text:span text:style-name="T29">t</text:span><text:span text:style-name="T23"> le : </text:span><text:span text:style-name="T33">{date_end_intervention_FP}</text:span></text:p>
      <text:p text:style-name="P56">Les interventions se dérouleront aux horaires suivants :</text:p>
      <text:p text:style-name="P58"/>
      <table:table table:name="Tableau7" table:style-name="Tableau7">
        <table:table-column table:style-name="Tableau7.A"/>
        <table:table-column table:style-name="Tableau7.B" table:number-columns-repeated="4"/>
        <table:table-column table:style-name="Tableau7.F"/>
        <table:table-column table:style-name="Tableau7.B"/>
        <table:table-column table:style-name="Tableau7.H"/>
        <table:table-row table:style-name="Tableau7.1">
          <table:table-cell table:style-name="Tableau7.A1" office:value-type="string">
            <text:p text:style-name="P43"/>
          </table:table-cell>
          <table:table-cell table:style-name="Tableau7.B1" office:value-type="string">
            <text:p text:style-name="P43">Lundi</text:p>
          </table:table-cell>
          <table:table-cell table:style-name="Tableau7.B1" office:value-type="string">
            <text:p text:style-name="P43">Mardi</text:p>
          </table:table-cell>
          <table:table-cell table:style-name="Tableau7.B1" office:value-type="string">
            <text:p text:style-name="P43">Mercredi</text:p>
          </table:table-cell>
          <table:table-cell table:style-name="Tableau7.B1" office:value-type="string">
            <text:p text:style-name="P43">Jeudi</text:p>
          </table:table-cell>
          <table:table-cell table:style-name="Tableau7.B1" office:value-type="string">
            <text:p text:style-name="P43">Vendredi</text:p>
          </table:table-cell>
          <table:table-cell table:style-name="Tableau7.B1" office:value-type="string">
            <text:p text:style-name="P43">Samedi</text:p>
          </table:table-cell>
          <table:table-cell table:style-name="Tableau7.H1" office:value-type="string">
            <text:p text:style-name="P43">Dimanche</text:p>
          </table:table-cell>
        </table:table-row>
        <table:table-row table:style-name="Tableau7.2">
          <table:table-cell table:style-name="Tableau7.A2" office:value-type="string">
            <text:p text:style-name="P43">Matin</text:p>
          </table:table-cell>
          <table:table-cell table:style-name="Tableau7.B2" office:value-type="string">
            <text:p text:style-name="P45">{lundi_matinF}</text:p>
          </table:table-cell>
          <table:table-cell table:style-name="Tableau7.C2" office:value-type="string">
            <text:p text:style-name="P45">{mardi_matinF}</text:p>
          </table:table-cell>
          <table:table-cell table:style-name="Tableau7.D2" office:value-type="string">
            <text:p text:style-name="P45">{mercredi_matinF}</text:p>
          </table:table-cell>
          <table:table-cell table:style-name="Tableau7.E2" office:value-type="string">
            <text:p text:style-name="P45">{jeudi_matinF}</text:p>
          </table:table-cell>
          <table:table-cell table:style-name="Tableau7.F2" office:value-type="string">
            <text:p text:style-name="P45">{vendredi_matinF}</text:p>
          </table:table-cell>
          <table:table-cell table:style-name="Tableau7.G2" office:value-type="string">
            <text:p text:style-name="P45">{samedi_matinF}</text:p>
          </table:table-cell>
          <table:table-cell table:style-name="Tableau7.H2" office:value-type="string">
            <text:p text:style-name="P45">{dimanche_matinF}</text:p>
          </table:table-cell>
        </table:table-row>
        <table:table-row table:style-name="Tableau7.3">
          <table:table-cell table:style-name="Tableau7.A3" office:value-type="string">
            <text:p text:style-name="P44">Après-midi</text:p>
          </table:table-cell>
          <table:table-cell table:style-name="Tableau7.B3" office:value-type="string">
            <text:p text:style-name="P45">{lundi_apremF}</text:p>
          </table:table-cell>
          <table:table-cell table:style-name="Tableau7.C3" office:value-type="string">
            <text:p text:style-name="P45">{mardi_apremF}</text:p>
          </table:table-cell>
          <table:table-cell table:style-name="Tableau7.D3" office:value-type="string">
            <text:p text:style-name="P45">{mercredi_apremF}</text:p>
          </table:table-cell>
          <table:table-cell table:style-name="Tableau7.E3" office:value-type="string">
            <text:p text:style-name="P45">{jeudi_apremF}</text:p>
          </table:table-cell>
          <table:table-cell table:style-name="Tableau7.F3" office:value-type="string">
            <text:p text:style-name="P45">{vendredi_apremF}</text:p>
          </table:table-cell>
          <table:table-cell table:style-name="Tableau7.G3" office:value-type="string">
            <text:p text:style-name="P45">{samedi_apremF}</text:p>
          </table:table-cell>
          <table:table-cell table:style-name="Tableau7.H3" office:value-type="string">
            <text:p text:style-name="P45">{dimanche_apremF}</text:p>
          </table:table-cell>
        </table:table-row>
      </table:table>
      <text:p text:style-name="P50"/>
      <text:p text:style-name="P62"><text:span text:style-name="T19">Vous avez prévu </text:span><text:span text:style-name="T24">{interventions_info_FP} </text:span><text:span text:style-name="T27">par points chauds </text:span><text:span text:style-name="T19">pour ce </text:span><text:span text:style-name="T25">permis de feu</text:span><text:span text:style-name="T19">, vous trouverez ci-apr</text:span><text:span text:style-name="T31">è</text:span><text:span text:style-name="T19">s le détails des actions que vous avez prévu</text:span><text:span text:style-name="T31">es</text:span><text:span text:style-name="T19">, les </text:span><text:span text:style-name="T26">types de travaux</text:span><text:span text:style-name="T19"> et les </text:span><text:span text:style-name="T26">mat</text:span><text:span text:style-name="T32">é</text:span><text:span text:style-name="T26">riels utilisés.</text:span></text:p>
      <text:p text:style-name="P5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Line2046071726384">
          <table:table-cell table:style-name="Tableau6.A1" office:value-type="string">
            <text:p text:style-name="P41">Id<text:span text:style-name="T17">TTPC</text:span><text:span text:style-name="T17"><text:note text:id="ftn6" text:note-class="footnote"><text:note-citation>6</text:note-citation><text:note-body><text:p text:style-name="P67">Identifiant unique <text:span text:style-name="T17">du type de travaux par point chaud</text:span></text:p></text:note-body></text:note></text:span></text:p>
          </table:table-cell>
          <table:table-cell table:style-name="Tableau6.A1" office:value-type="string">
            <text:p text:style-name="P37"><text:span text:style-name="T49">S</text:span><text:span text:style-name="T49"><text:note text:id="ftn7" text:note-class="footnote"><text:note-citation>7</text:note-citation><text:note-body><text:p text:style-name="P68"><text:span text:style-name="T50">Identifiant unique </text:span><text:span text:style-name="T47">de l’établissement, unité de travail et/ou groupement</text:span>.</text:p></text:note-body></text:note></text:span><text:span text:style-name="T49"> - </text:span>UT ou GP</text:p>
          </table:table-cell>
          <table:table-cell table:style-name="Tableau6.A1" office:value-type="string">
            <text:p text:style-name="P4">Description <text:span text:style-name="T12">des actions réalisées</text:span></text:p>
          </table:table-cell>
          <table:table-cell table:style-name="Tableau6.A1" office:value-type="string">
            <text:p text:style-name="P42">Type de </text:p>
            <text:p text:style-name="P39"><text:span text:style-name="T17">travaux</text:span><text:span text:style-name="T17"><text:note text:id="ftn8" text:note-class="footnote"><text:note-citation>8</text:note-citation><text:note-body><text:p text:style-name="P67">L<text:span text:style-name="T18">es différents type</text:span><text:span text:style-name="T53">s</text:span><text:span text:style-name="T18"> de travaux par point </text:span><text:span text:style-name="T53">selon le </text:span><text:span text:style-name="T18">document </text:span><text:span text:style-name="T53">de l’INRS –</text:span><text:span text:style-name="T18"> ED6030.</text:span><text:span text:style-name="T53">pdf</text:span></text:p></text:note-body></text:note></text:span></text:p>
          </table:table-cell>
          <table:table-cell table:style-name="Tableau6.E1" office:value-type="string">
            <text:p text:style-name="P4"><text:span text:style-name="T18">Matériels utilisés </text:span><text:span text:style-name="T52">pour réaliser les actions</text:span></text:p>
          </table:table-cell>
        </table:table-row>
        <table:table-row table:style-name="TableLine2046071732912">
          <table:table-cell table:style-name="Tableau6.A2" office:value-type="string">
            <text:p text:style-name="P48">[!-- BEGIN row.interventions_FP --]{key_unique}</text:p>
          </table:table-cell>
          <table:table-cell table:style-name="Tableau6.B2" office:value-type="string">
            <text:p text:style-name="P48">{unite_travail}</text:p>
          </table:table-cell>
          <table:table-cell table:style-name="Tableau6.C2" office:value-type="string">
            <text:p text:style-name="P48">{action}</text:p>
          </table:table-cell>
          <table:table-cell table:style-name="Tableau6.D2" office:value-type="string">
            <text:p text:style-name="P51">{type_de_travaux}</text:p>
            <text:p text:style-name="P17">{nomPictoT}</text:p>
          </table:table-cell>
          <table:table-cell table:style-name="Tableau6.E2" office:value-type="string">
            <text:p text:style-name="P49"><text:span text:style-name="T8">{materiel}</text:span>[!-- END row.interventions_FP --]</text:p>
          </table:table-cell>
        </table:table-row>
      </table:table>
      <text:p text:style-name="P63"/>
      <text:list xml:id="list145240153728038" text:continue-numbering="true" text:style-name="Numbering_20_1">
        <text:list-item>
          <text:h text:style-name="P83" text:outline-level="1">Rappel des mises en sécurité classique</text:h>
          <text:list>
            <text:list-item>
              <text:h text:style-name="P86" text:outline-level="2">Protection des abords</text:h>
            </text:list-item>
          </text:list>
        </text:list-item>
      </text:list>
      <text:p text:style-name="P65">• Écrans, panneaux</text:p>
      <text:p text:style-name="P65">• Délimitation et balisage de la zone d’intervention</text:p>
      <text:p text:style-name="P65">• Bâches ignifugées</text:p>
      <text:p text:style-name="P65">• <text:span text:style-name="T54">E</text:span>au (arrosage)</text:p>
      <text:p text:style-name="P65">• Sable</text:p>
      <text:p text:style-name="P65">• Absorbant</text:p>
      <text:list xml:id="list145239306251538" text:continue-numbering="true" text:style-name="Numbering_20_1">
        <text:list-item>
          <text:list>
            <text:list-item>
              <text:h text:style-name="P86" text:outline-level="2">Contrôle d’atmosphère</text:h>
            </text:list-item>
          </text:list>
        </text:list-item>
      </text:list>
      <text:p text:style-name="P65">• Explosimètre</text:p>
      <text:p text:style-name="P65">• Teneur en oxygène</text:p>
      <text:p text:style-name="P65">• Détecteur de gaz</text:p>
      <text:list xml:id="list145238481622414" text:continue-numbering="true" text:style-name="Numbering_20_1">
        <text:list-item>
          <text:list>
            <text:list-item>
              <text:h text:style-name="P86" text:outline-level="2">Protection des installations</text:h>
            </text:list-item>
          </text:list>
        </text:list-item>
      </text:list>
      <text:p text:style-name="P65">• Consignation (source d’énergie, flux de produit...)</text:p>
      <text:p text:style-name="P65">• Vidange – nettoyage – dépoussiérage</text:p>
      <text:p text:style-name="P65">• Dégazage (tuyauterie, cuve, citerne...)</text:p>
      <text:p text:style-name="P65">• Remplissage/inertage (eau, gaz…)</text:p>
      <text:p text:style-name="P65">• Isolation des tuyauteries</text:p>
      <text:p text:style-name="P65">• Démontage de tuyauterie</text:p>
      <text:list xml:id="list145239861365282" text:continue-numbering="true" text:style-name="Numbering_20_1">
        <text:list-item>
          <text:list>
            <text:list-item>
              <text:h text:style-name="P86" text:outline-level="2">Moyens de lutte contre l’incendie</text:h>
            </text:list-item>
          </text:list>
        </text:list-item>
      </text:list>
      <text:p text:style-name="P65">• Isolation de la boucle de détection</text:p>
      <text:p text:style-name="P65">• Isolation du système d’extinction</text:p>
      <text:p text:style-name="P65">• Extincteur(s)</text:p>
      <text:p text:style-name="P65"><text:soft-page-break/>• RIA</text:p>
      <text:p text:style-name="P65">• Lance à incendi<text:span text:style-name="T54">e</text:span></text:p>
      <text:p text:style-name="P65"/>
      <text:list xml:id="list145238275339670" text:continue-numbering="true" text:style-name="Numbering_20_1">
        <text:list-item>
          <text:h text:style-name="P85" text:outline-level="1">Informations <text:span text:style-name="T15">entreprise extérieure </text:span><text:span text:style-name="T56">(EE)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046071736720">
          <table:table-cell table:style-name="Tableau3.A1" office:value-type="string">
            <text:p text:style-name="P24">Nom de l’<text:span text:style-name="T11">entreprise</text:span> <text:span text:style-name="T10">extérieure</text:span></text:p>
          </table:table-cell>
          <table:table-cell table:style-name="Tableau3.B1" office:value-type="string">
            <text:p text:style-name="P25">{society_title}</text:p>
          </table:table-cell>
          <table:table-cell table:style-name="Tableau3.B1" office:value-type="string">
            <text:p text:style-name="P24">Siret</text:p>
          </table:table-cell>
          <table:table-cell table:style-name="Tableau3.D1" office:value-type="string">
            <text:p text:style-name="P26">{society_siret_id}</text:p>
          </table:table-cell>
        </table:table-row>
        <table:table-row table:style-name="TableLine2046071734000">
          <table:table-cell table:style-name="Tableau3.A2" office:value-type="string">
            <text:p text:style-name="P27">Adresse</text:p>
          </table:table-cell>
          <table:table-cell table:style-name="Tableau3.B2" table:number-columns-spanned="3" office:value-type="string">
            <text:p text:style-name="P28">{society_address}</text:p>
          </table:table-cell>
          <table:covered-table-cell/>
          <table:covered-table-cell/>
        </table:table-row>
        <table:table-row table:style-name="TableLine2046071735088">
          <table:table-cell table:style-name="Tableau3.A3" office:value-type="string">
            <text:p text:style-name="P27">Code Postal</text:p>
          </table:table-cell>
          <table:table-cell table:style-name="Tableau3.B3" office:value-type="string">
            <text:p text:style-name="P28">{society_postcode}</text:p>
          </table:table-cell>
          <table:table-cell table:style-name="Tableau3.B3" office:value-type="string">
            <text:p text:style-name="P27">Ville</text:p>
          </table:table-cell>
          <table:table-cell table:style-name="Tableau3.D3" office:value-type="string">
            <text:p text:style-name="P29">{society_town}</text:p>
          </table:table-cell>
        </table:table-row>
      </table:table>
      <text:p text:style-name="P7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1">IdIntervenant<text:note text:id="ftn9" text:note-class="footnote"><text:note-citation>9</text:note-citation><text:note-body><text:p text:style-name="P69">Identifiant unique de l’intervenant pour ce plan de prévention</text:p></text:note-body></text:note></text:p>
          </table:table-cell>
          <table:table-cell table:style-name="Tableau1.B1" office:value-type="string">
            <text:p text:style-name="P35">Information<text:span text:style-name="T55">s</text:span> sur les intervenants – Nom, Prénom, mail, téléphone, <text:span text:style-name="T7">statut</text:span></text:p>
          </table:table-cell>
        </table:table-row>
        <table:table-row table:style-name="Tableau1.1">
          <table:table-cell table:style-name="Tableau1.A2" office:value-type="string">
            <text:p text:style-name="P30">[!-- BEGIN row.intervenants --]{id}</text:p>
          </table:table-cell>
          <table:table-cell table:style-name="Tableau1.B2" office:value-type="string">
            <text:p text:style-name="P30">{name}, {lastname}, <text:span text:style-name="T43">{phone}, </text:span>{mail}, {status}[!-- END row.intervenants --]</text:p>
          </table:table-cell>
        </table:table-row>
      </table:table>
      <text:p text:style-name="P60"/>
      <text:p text:style-name="P60"><text:span text:style-name="T41">Nombre d’intervenants pour ce permis de feu : </text:span>{intervenants_info}</text:p>
      <text:h text:style-name="P78" text:outline-level="1"/>
      <text:list xml:id="list145238431596466" text:continue-numbering="true" text:style-name="Numbering_20_1">
        <text:list-item>
          <text:h text:style-name="P84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046071615952">
          <table:table-cell table:style-name="Tableau4.A1" office:value-type="string">
            <text:p text:style-name="P20"/>
          </table:table-cell>
          <table:table-cell table:style-name="Tableau4.B1" office:value-type="string">
            <text:p text:style-name="P22">Responsable Entreprise Utilisatrice (EU)</text:p>
          </table:table-cell>
          <table:table-cell table:style-name="Tableau4.C1" office:value-type="string">
            <text:p text:style-name="P21">Responsable entreprise extérieure <text:span text:style-name="T7">(EE)</text:span></text:p>
          </table:table-cell>
        </table:table-row>
        <table:table-row table:style-name="TableLine2046071619488">
          <table:table-cell table:style-name="Tableau4.A2" office:value-type="string">
            <text:p text:style-name="P18">Nom </text:p>
          </table:table-cell>
          <table:table-cell table:style-name="Tableau4.A2" office:value-type="string">
            <text:p text:style-name="P32">{maitre_oeuvre_lname}</text:p>
          </table:table-cell>
          <table:table-cell table:style-name="Tableau4.C2" office:value-type="string">
            <text:p text:style-name="P32">{intervenant_exterieur_lname}</text:p>
          </table:table-cell>
        </table:table-row>
        <table:table-row table:style-name="TableLine2046071612688">
          <table:table-cell table:style-name="Tableau4.A2" office:value-type="string">
            <text:p text:style-name="P18">Prénom</text:p>
          </table:table-cell>
          <table:table-cell table:style-name="Tableau4.A2" office:value-type="string">
            <text:p text:style-name="P32">{maitre_oeuvre_fname}</text:p>
          </table:table-cell>
          <table:table-cell table:style-name="Tableau4.C2" office:value-type="string">
            <text:p text:style-name="P32">{intervenant_exterieur_fname}</text:p>
          </table:table-cell>
        </table:table-row>
        <table:table-row table:style-name="TableLine2046071615408">
          <table:table-cell table:style-name="Tableau4.A2" office:value-type="string">
            <text:p text:style-name="P23">Email</text:p>
          </table:table-cell>
          <table:table-cell table:style-name="Tableau4.A2" office:value-type="string">
            <text:p text:style-name="P33">{maitre_oeuvre_email}</text:p>
          </table:table-cell>
          <table:table-cell table:style-name="Tableau4.C2" office:value-type="string">
            <text:p text:style-name="P34">{intervenant_exterieur_email}</text:p>
          </table:table-cell>
        </table:table-row>
        <table:table-row table:style-name="TableLine2046071617856">
          <table:table-cell table:style-name="Tableau4.A2" office:value-type="string">
            <text:p text:style-name="P18">Portable</text:p>
          </table:table-cell>
          <table:table-cell table:style-name="Tableau4.A2" office:value-type="string">
            <text:p text:style-name="P32">{maitre_oeuvre_phone}</text:p>
          </table:table-cell>
          <table:table-cell table:style-name="Tableau4.C2" office:value-type="string">
            <text:p text:style-name="P32">{intervenant_exterieur_phone}</text:p>
          </table:table-cell>
        </table:table-row>
        <table:table-row table:style-name="Tableau4.6">
          <table:table-cell table:style-name="Tableau4.A2" office:value-type="string">
            <text:p text:style-name="P19"><text:span text:style-name="T9">Date et </text:span>Signature</text:p>
          </table:table-cell>
          <table:table-cell table:style-name="Tableau4.A2" office:value-type="string">
            <text:p text:style-name="P32">Le {maitre_oeuvre_signature_date}, </text:p>
            <text:p text:style-name="P32">{maitre_oeuvre_signature}</text:p>
          </table:table-cell>
          <table:table-cell table:style-name="Tableau4.C2" office:value-type="string">
            <text:p text:style-name="P32">Le {intervenant_exterieur_signature_date},</text:p>
            <text:p text:style-name="P32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officeooo:rsid="00d44bb2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d25c62" style:font-weight-asian="normal" style:font-weight-complex="normal"/>
    </style:style>
    <style:style style:name="MT6" style:family="text">
      <style:text-properties fo:font-weight="normal" officeooo:rsid="00d44bb2" style:font-weight-asian="normal" style:font-weight-complex="normal"/>
    </style:style>
    <style:style style:name="MT7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2.411cm" svg:y="-0.032cm" svg:width="1.923cm" svg:height="0.397cm" draw:z-index="6"><draw:image xlink:href="Pictures/10000000000000500000000FAF4253CA951D8AAF.png" xlink:type="simple" xlink:show="embed" xlink:actuate="onLoad" draw:mime-type="image/png"/></draw:frame>{mycompany_logo}<text:tab/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firepermitdocument.odt</text:file-name><text:s/><text:tab/>Version <text:span text:style-name="MT2">1.</text:span><text:span text:style-name="MT3">2.0</text:span><text:span text:style-name="MT2">-</text:span><text:span text:style-name="MT4">20</text:span><text:span text:style-name="MT5">2</text:span><text:span text:style-name="MT6">20720</text:span><text:span text:style-name="MT7"> </text:span>- Page : <text:s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2-07-21T14:52:38.058000000</dc:date>
    <meta:editing-duration>P1DT4H28M40S</meta:editing-duration>
    <meta:editing-cycles>192</meta:editing-cycles>
    <meta:generator>LibreOffice/7.1.6.2$Windows_X86_64 LibreOffice_project/0e133318fcee89abacd6a7d077e292f1145735c3</meta:generator>
    <meta:document-statistic meta:table-count="8" meta:image-count="1" meta:object-count="0" meta:page-count="7" meta:paragraph-count="167" meta:word-count="563" meta:character-count="4533" meta:non-whitespace-character-count="4120"/>
  </office:meta>
</office:document-meta>
</file>